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14d" officeooo:paragraph-rsid="0002014d"/>
    </style:style>
    <style:style style:name="P2" style:family="paragraph" style:parent-style-name="Standard">
      <style:text-properties officeooo:rsid="0002a411" officeooo:paragraph-rsid="0002a411"/>
    </style:style>
    <style:style style:name="P3" style:family="paragraph" style:parent-style-name="Standard">
      <style:text-properties officeooo:rsid="00037e90" officeooo:paragraph-rsid="00037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! I’m Chris Sears. I’ll be your instructor for this semester. Here is a little about me.</text:p>
      <text:p text:style-name="P1">I have a wife and two college-age children.</text:p>
      <text:p text:style-name="P1">I’ve been teaching at Maysville Community and Technical College since 2007.</text:p>
      <text:p text:style-name="P1">Before that, I taught for six years at the University of Wisconsin-Milwaukee while completing my Ph.D. in mathematics. I spent a couple of years in graduate school as a research assistant building Linux clusters for parallel computing projects.</text:p>
      <text:p text:style-name="P2">My undergraduate degree is from Ball State University in Muncie, IN.</text:p>
      <text:p text:style-name="P2">I grew up in New York State. Not the City, but a fairly rural part in the Adirondacks. Think Lewis County with more snow.</text:p>
      <text:p text:style-name="P2">The draw of mathematics, to me, is that it is the key that unlocks a wide variety of topics. Math facilitates making predictions. Watching those predictions become reality is incredibly satisfying.</text:p>
      <text:p text:style-name="P2">Liberal Arts Mathematics, Statistics, and Trigonometry are my favorite courses to teach.</text:p>
      <text:p text:style-name="P3">My hobbies are theater and tinkering with computers. I use a lot of trigonometry while building set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200%" style:page-number="auto"/>
      <style:text-properties style:font-name="Liberation Mono" fo:font-family="'Liberation Mono'" style:font-style-name="Regular" style:font-family-generic="modern" style:font-pitch="fixed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1T12:31:38.161802700</meta:creation-date>
    <dc:date>2025-08-11T13:42:34.286554100</dc:date>
    <meta:editing-duration>PT3M21S</meta:editing-duration>
    <meta:editing-cycles>1</meta:editing-cycles>
    <meta:generator>LibreOffice/25.2.3.2$Windows_x86 LibreOffice_project/bbb074479178df812d175f709636b368952c2ce3</meta:generator>
    <meta:document-statistic meta:table-count="0" meta:image-count="0" meta:object-count="0" meta:page-count="1" meta:paragraph-count="9" meta:word-count="169" meta:character-count="1027" meta:non-whitespace-character-count="867"/>
  </office:meta>
</office:document-meta>
</file>